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ab347" officeooo:paragraph-rsid="0004e7ff" style:font-weight-asian="normal" style:font-weight-complex="normal"/>
    </style:style>
    <style:style style:name="P2" style:family="paragraph" style:parent-style-name="Standard">
      <style:text-properties officeooo:rsid="001ab347" officeooo:paragraph-rsid="0004e7ff"/>
    </style:style>
    <style:style style:name="P3" style:family="paragraph" style:parent-style-name="Standard">
      <style:text-properties fo:font-weight="normal" officeooo:rsid="0005b4af" officeooo:paragraph-rsid="0005b4a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c25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Памят</text:span><text:span text:style-name="T2">ь</text:span></text:p>
      <text:p text:style-name="P1"/>
      <text:p text:style-name="P3">Клеточная память ДНК и мРНК (генетическая память)</text:p>
      <text:p text:style-name="P3">Рефлексы (соматическая память)</text:p>
      <text:p text:style-name="P3">Инстинкты (эмоциональная память)</text:p>
      <text:p text:style-name="P3">Условные рефлексы (когнитивная память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1:55:40.644207708</meta:creation-date>
    <dc:date>2020-02-14T14:22:13.318780597</dc:date>
    <meta:editing-duration>PT5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8" meta:character-count="155" meta:non-whitespace-character-count="142"/>
  </office:meta>
</office:document-meta>
</file>